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38cm"/>
    </style:style>
    <style:style style:name="gr2" style:family="graphic" style:parent-style-name="standard">
      <style:graphic-properties draw:stroke="none" svg:stroke-color="#000000" draw:fill="none" draw:fill-color="#ffffff" fo:min-height="2.036cm"/>
    </style:style>
    <style:style style:name="gr3" style:family="graphic" style:parent-style-name="standard">
      <style:graphic-properties draw:stroke="none" svg:stroke-color="#000000" draw:fill="none" draw:fill-color="#ffffff" fo:min-height="0.788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draw:fill="none" fo:min-height="1.7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style:use-window-font-color="true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use-window-font-color="true" fo:font-size="48pt" style:font-size-asian="48pt" style:font-size-complex="48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  <style:text-properties fo:color="#000000"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ff66" fo:font-size="72pt" style:font-size-asian="72pt" style:font-size-complex="72pt"/>
    </style:style>
    <style:style style:name="T2" style:family="text">
      <style:text-properties fo:color="#3399ff" fo:font-size="72pt" style:font-size-asian="72pt" style:font-size-complex="72pt"/>
    </style:style>
    <style:style style:name="T3" style:family="text">
      <style:text-properties fo:color="#ffcc00" fo:font-size="72pt" style:font-size-asian="72pt" style:font-size-complex="72pt"/>
    </style:style>
    <style:style style:name="T4" style:family="text">
      <style:text-properties fo:color="#000000" fo:font-size="48pt" style:font-size-asian="48pt" style:font-size-complex="48pt"/>
    </style:style>
    <style:style style:name="T5" style:family="text">
      <style:text-properties fo:color="#00ff66" fo:font-size="48pt" style:font-size-asian="48pt" style:font-size-complex="48pt"/>
    </style:style>
    <style:style style:name="T6" style:family="text">
      <style:text-properties fo:color="#3399ff" fo:font-size="48pt" style:font-size-asian="48pt" style:font-size-complex="48pt"/>
    </style:style>
    <style:style style:name="T7" style:family="text">
      <style:text-properties fo:color="#ffcc00" fo:font-size="48pt" style:font-size-asian="48pt" style:font-size-complex="4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style:text-position="0% 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color="#000000" style:text-position="-33% 58%" fo:font-size="36pt" fo:font-style="italic" style:font-size-asian="36pt" style:font-style-asian="italic" style:font-size-complex="36pt" style:font-style-complex="italic"/>
    </style:style>
    <style:style style:name="T11" style:family="text">
      <style:text-properties fo:color="#000000" style:text-position="0% 100%" fo:font-size="36pt" style:font-size-asian="36pt" style:font-size-complex="36pt"/>
    </style:style>
    <style:style style:name="T12" style:family="text">
      <style:text-properties fo:color="#00ff66" style:text-position="0% 100%" fo:font-size="36pt" style:font-size-asian="36pt" style:font-size-complex="36pt"/>
    </style:style>
    <style:style style:name="T13" style:family="text">
      <style:text-properties fo:color="#000000" fo:font-size="36pt" style:font-size-asian="36pt" style:font-size-complex="36pt"/>
    </style:style>
    <style:style style:name="T14" style:family="text">
      <style:text-properties fo:color="#3399ff" fo:font-size="36pt" style:font-size-asian="36pt" style:font-size-complex="36pt"/>
    </style:style>
    <style:style style:name="T15" style:family="text">
      <style:text-properties fo:color="#ffcc00" fo:font-size="36pt" style:font-size-asian="36pt" style:font-size-complex="36pt"/>
    </style:style>
    <style:style style:name="T16" style:family="text">
      <style:text-properties fo:color="#33ff99" fo:font-size="72pt" style:font-size-asian="72pt" style:font-size-complex="72pt"/>
    </style:style>
    <style:style style:name="T17" style:family="text">
      <style:text-properties fo:color="#009933" fo:font-size="72pt" style:font-size-asian="72pt" style:font-size-complex="72pt"/>
    </style:style>
    <style:style style:name="T18" style:family="text">
      <style:text-properties fo:color="#ccff00" fo:font-size="72pt" style:font-size-asian="72pt" style:font-size-complex="72pt"/>
    </style:style>
    <style:style style:name="T19" style:family="text">
      <style:text-properties fo:color="#0000ff" fo:font-size="72pt" style:font-size-asian="72pt" style:font-size-complex="72pt"/>
    </style:style>
    <style:style style:name="T20" style:family="text">
      <style:text-properties fo:color="#00ccff" fo:font-size="72pt" style:font-size-asian="72pt" style:font-size-complex="72pt"/>
    </style:style>
    <style:style style:name="T21" style:family="text">
      <style:text-properties fo:color="#66ffff" fo:font-size="72pt" style:font-size-asian="72pt" style:font-size-complex="72pt"/>
    </style:style>
    <style:style style:name="T22" style:family="text">
      <style:text-properties fo:color="#ff9900" fo:font-size="72pt" style:font-size-asian="72pt" style:font-size-complex="72pt"/>
    </style:style>
    <style:style style:name="T23" style:family="text">
      <style:text-properties fo:color="#ffff66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54cm" svg:height="3.088cm" svg:x="2.143cm" svg:y="5.953cm">
          <draw:text-box>
            <text:p><text:span text:style-name="T1">■■■■■■</text:span><text:span text:style-name="T2">■■■■■■</text:span><text:span text:style-name="T3">■■■■</text:span></text:p>
          </draw:text-box>
        </draw:frame>
        <draw:frame draw:style-name="gr2" draw:text-style-name="P3" draw:layer="layout" svg:width="25.654cm" svg:height="2.286cm" svg:x="2.143cm" svg:y="11.922cm">
          <draw:text-box>
            <text:p text:style-name="P2"><text:span text:style-name="T4">(</text:span><text:span text:style-name="T5">■</text:span><text:span text:style-name="T4">, 6), (</text:span><text:span text:style-name="T6">■</text:span><text:span text:style-name="T4">, 6), (</text:span><text:span text:style-name="T7">■</text:span><text:span text:style-name="T4">, 4)</text:span></text:p>
          </draw:text-box>
        </draw:frame>
        <draw:frame draw:style-name="gr3" draw:text-style-name="P4" draw:layer="layout" svg:width="6.35cm" svg:height="1.038cm" svg:x="7.858cm" svg:y="9.636cm">
          <draw:text-box>
            <text:p><text:span text:style-name="T8">Run-length coding</text:span></text:p>
          </draw:text-box>
        </draw:frame>
        <draw:frame draw:style-name="gr4" draw:text-style-name="P4" draw:layer="layout" svg:width="5.588cm" svg:height="1.143cm" svg:x="8.747cm" svg:y="15.224cm">
          <draw:text-box>
            <text:p><text:span text:style-name="T8">Huffman coding</text:span></text:p>
          </draw:text-box>
        </draw:frame>
        <draw:frame draw:style-name="gr5" draw:text-style-name="P5" draw:layer="layout" svg:width="27.178cm" svg:height="1.978cm" svg:x="1.254cm" svg:y="17.637cm">
          <draw:text-box>
            <text:p text:style-name="P2"><text:span text:style-name="T9">h</text:span><text:span text:style-name="T10">c</text:span><text:span text:style-name="T11">(</text:span><text:span text:style-name="T12">■</text:span><text:span text:style-name="T11">),</text:span><text:span text:style-name="T9"> h</text:span><text:span text:style-name="T10">l</text:span><text:span text:style-name="T11">(6)</text:span><text:span text:style-name="T13">, </text:span><text:span text:style-name="T9">h</text:span><text:span text:style-name="T10">c</text:span><text:span text:style-name="T11">(</text:span><text:span text:style-name="T14">■</text:span><text:span text:style-name="T13">), </text:span><text:span text:style-name="T9">h</text:span><text:span text:style-name="T10">l</text:span><text:span text:style-name="T11">(</text:span><text:span text:style-name="T13">6), </text:span><text:span text:style-name="T9">h</text:span><text:span text:style-name="T10">c</text:span><text:span text:style-name="T11">(</text:span><text:span text:style-name="T15">■</text:span><text:span text:style-name="T13">), </text:span><text:span text:style-name="T9">h</text:span><text:span text:style-name="T10">l</text:span><text:span text:style-name="T11">(</text:span><text:span text:style-name="T13">4)</text:span></text:p>
          </draw:text-box>
        </draw:frame>
        <draw:line draw:style-name="gr6" draw:text-style-name="P6" draw:layer="layout" svg:x1="14.97cm" svg:y1="9.001cm" svg:x2="14.97cm" svg:y2="11.795cm">
          <text:p/>
        </draw:line>
        <draw:line draw:style-name="gr6" draw:text-style-name="P6" draw:layer="layout" svg:x1="14.97cm" svg:y1="14.716cm" svg:x2="14.97cm" svg:y2="17.256cm">
          <text:p/>
        </draw:line>
        <draw:frame draw:style-name="gr1" draw:text-style-name="P1" draw:layer="layout" svg:width="25.654cm" svg:height="3.088cm" svg:x="2.143cm" svg:y="0.619cm">
          <draw:text-box>
            <text:p><text:span text:style-name="T1">■</text:span><text:span text:style-name="T16">■</text:span><text:span text:style-name="T17">■■</text:span><text:span text:style-name="T1">■</text:span><text:span text:style-name="T18">■</text:span><text:span text:style-name="T19">■■</text:span><text:span text:style-name="T2">■■</text:span><text:span text:style-name="T20">■</text:span><text:span text:style-name="T21">■</text:span><text:span text:style-name="T22">■</text:span><text:span text:style-name="T3">■</text:span><text:span text:style-name="T23">■■</text:span></text:p>
          </draw:text-box>
        </draw:frame>
        <draw:line draw:style-name="gr6" draw:text-style-name="P6" draw:layer="layout" svg:x1="14.97cm" svg:y1="3.413cm" svg:x2="14.97cm" svg:y2="6.207cm">
          <text:p/>
        </draw:line>
        <draw:frame draw:style-name="gr3" draw:text-style-name="P4" draw:layer="layout" svg:width="6.35cm" svg:height="1.038cm" svg:x="7.985cm" svg:y="4.302cm">
          <draw:text-box>
            <text:p><text:span text:style-name="T8">Color quant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7:13:10.583683829</meta:creation-date>
    <dc:date>2017-05-03T18:12:39.890339888</dc:date>
    <meta:editing-duration>PT14M54S</meta:editing-duration>
    <meta:editing-cycles>4</meta:editing-cycles>
    <meta:generator>LibreOffice/5.1.6.2$Linux_X86_64 LibreOffice_project/10m0$Build-2</meta:generator>
    <meta:document-statistic meta:object-count="10"/>
  </office:meta>
</office:document-meta>
</file>